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134in"/>
    </style:style>
    <style:style style:name="co4" style:family="table-column">
      <style:table-column-properties fo:break-before="auto" style:column-width="0.8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02in" fo:break-before="auto" style:use-optimal-row-height="true"/>
    </style:style>
    <style:style style:name="ro3" style:family="table-row">
      <style:table-row-properties style:row-height="0.7201in" fo:break-before="auto" style:use-optimal-row-height="true"/>
    </style:style>
    <style:style style:name="ro4" style:family="table-row">
      <style:table-row-properties style:row-height="0.8598in" fo:break-before="auto" style:use-optimal-row-height="true"/>
    </style:style>
    <style:style style:name="ro5" style:family="table-row">
      <style:table-row-properties style:row-height="0.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Xe doping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intillation and Optical Properties of Xenon Doped Liquid Argon</text:p>
          </table:table-cell>
          <table:table-cell office:value-type="string" calcext:value-type="string">
            <text:p>Vogl et 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asurement of triplet lifetime and attenuation length in XeDLar</text:p>
          </table:table-cell>
          <table:table-cell office:value-type="string" calcext:value-type="string">
            <text:p><text:a xlink:href="../2112.07427.pdf" xlink:type="simple">/home/john/Documents/research/papers/2112.07427.pdf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ense VUV and Infrared Scintillation of Liquid Ar-Xe Mixtures</text:p>
          </table:table-cell>
          <table:table-cell office:value-type="string" calcext:value-type="string">
            <text:p>Neumeier et 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hift of scintillation wavelength to 174 nm, some discussion of time constants</text:p>
          </table:table-cell>
          <table:table-cell office:value-type="string" calcext:value-type="string">
            <text:p><text:a xlink:href="../1511.07723.pdf" xlink:type="simple">/home/john/Documents/research/papers/1511.07723.pdf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dex of refraction, Rayleigh scattering length, and Sellmeier coefficients in solid and liquid argon and xenon</text:p>
          </table:table-cell>
          <table:table-cell office:value-type="string" calcext:value-type="string">
            <text:p>Grace et 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INDEX and Rayleigh scattering length of Ar vs wavelength</text:p>
          </table:table-cell>
          <table:table-cell office:value-type="string" calcext:value-type="string">
            <text:p><text:a xlink:href="../1502.04213.pdf" xlink:type="simple">/home/john/Documents/research/papers/1502.04213.pdf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asurements of the intrinsic quantum efficiency and absorption length of tetraphenyl butadiene thin films in the vacuum ultraviolet regime</text:p>
          </table:table-cell>
          <table:table-cell office:value-type="string" calcext:value-type="string">
            <text:p>Benson, Gann, Geh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fficiency and absorption length of TPB vs wavelength</text:p>
          </table:table-cell>
          <table:table-cell office:value-type="string" calcext:value-type="string">
            <text:p><text:a xlink:href="../Benson2018_Article_MeasurementsOfTheIntrinsicQuan.pdf" xlink:type="simple">/home/john/Documents/research/papers/Benson2018_Article_MeasurementsOfTheIntrinsicQuan.pdf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Fast component re-emission in Xe-doped liquid argon</text:p>
          </table:table-cell>
          <table:table-cell office:value-type="string" calcext:value-type="string">
            <text:p>Akimov et 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ffect of Xe doping on PSD</text:p>
          </table:table-cell>
          <table:table-cell office:value-type="string" calcext:value-type="string">
            <text:p><text:a xlink:href="../Akimov_2019_J._Inst._14_P09022.pdf" xlink:type="simple">/home/john/Documents/research/papers/Akimov_2019_J._Inst._14_P09022.pdf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velength Shifters for Applications in Liquid Argon Detectors</text:p>
          </table:table-cell>
          <table:table-cell office:value-type="string" calcext:value-type="string">
            <text:p>Kuzniak and Szelc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neral overview of wavelength shifters</text:p>
          </table:table-cell>
          <table:table-cell office:value-type="string" calcext:value-type="string">
            <text:p><text:a xlink:href="../instruments-05-00004-v2.pdf" xlink:type="simple">/home/john/Documents/research/papers/instruments-05-00004-v2.pdf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-Scale, Precision Xenon Doping of Liquid Argon</text:p>
          </table:table-cell>
          <table:table-cell office:value-type="string" calcext:value-type="string">
            <text:p>McFadden et 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riplet lifetime in XeDLAr</text:p>
          </table:table-cell>
          <table:table-cell office:value-type="string" calcext:value-type="string">
            <text:p><text:a xlink:href="../2006.09780.pdf" xlink:type="simple">/home/john/Documents/research/papers/2006.09780.pdf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ttenuation length measurements of scintillation light in liquid rare gases and their mixtures using an improved reflection suppresser</text:p>
          </table:table-cell>
          <table:table-cell office:value-type="string" calcext:value-type="string">
            <text:p>Ishida et a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ttenuation length measurements for Lar and XeDLAr</text:p>
          </table:table-cell>
          <table:table-cell office:value-type="string" calcext:value-type="string">
            <text:p><text:a xlink:href="../Ishida97.pdf" xlink:type="simple">/home/john/Documents/research/papers/Ishida97.pdf</text:a>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08:47:26.659646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16:06:50.278505300</meta:creation-date>
    <dc:date>2022-02-21T14:38:53.227526652</dc:date>
    <meta:editing-duration>PT21H44M8S</meta:editing-duration>
    <meta:editing-cycles>4</meta:editing-cycles>
    <meta:generator>LibreOffice/7.3.0.3$Linux_X86_64 LibreOffice_project/30$Build-3</meta:generator>
    <meta:document-statistic meta:table-count="1" meta:cell-count="45" meta:object-count="0"/>
  </office:meta>
</office:document-meta>
</file>